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Web" style:family="paragraph"/>
    <style:style style:name="P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4" style:parent-style-name="NormalWeb" style:family="paragraph"/>
    <style:style style:name="P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6" style:parent-style-name="NormalWeb" style:family="paragraph"/>
    <style:style style:name="P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8" style:parent-style-name="NormalWeb" style:family="paragraph"/>
    <style:style style:name="P9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10" style:parent-style-name="NormalWeb" style:family="paragraph"/>
    <style:style style:name="P11" style:parent-style-name="Normal" style:family="paragraph">
      <style:paragraph-properties fo:widows="2" fo:orphans="2" style:vertical-align="auto" fo:margin-top="0.0694in" fo:margin-bottom="0.0694in"/>
      <style:text-properties fo:hyphenate="true"/>
    </style:style>
  </office:automatic-styles>
  <office:body>
    <office:text text:use-soft-page-breaks="true">
      <text:p text:style-name="P1">Schoonmaken -<text:s/>Vaatwasser</text:p>
      <text:list text:style-name="LFO7" text:continue-numbering="true">
        <text:list-item>
          <text:p text:style-name="P2"><text:span text:style-name="Strong">Filters schoonmaken</text:span>:</text:p>
        </text:list-item>
      </text:list>
      <text:p text:style-name="P3">Haal het filter (onderin de machine) eens per maand eruit, spoel het schoon onder de kraan en verwijder vet of etensresten.</text:p>
      <text:list text:style-name="LFO7" text:continue-numbering="true">
        <text:list-item>
          <text:p text:style-name="P4"><text:span text:style-name="Strong">Rubbers en randen</text:span>:</text:p>
        </text:list-item>
      </text:list>
      <text:p text:style-name="P5">Veeg de randen en rubbers regelmatig schoon met een vochtige doek.</text:p>
      <text:list text:style-name="LFO7" text:continue-numbering="true">
        <text:list-item>
          <text:p text:style-name="P6"><text:span text:style-name="Strong">Lege reinigingsbeurt</text:span>:</text:p>
        </text:list-item>
      </text:list>
      <text:p text:style-name="P7">Draai maandelijks een lege vaatwasbeurt met een vaatwasmachinereiniger of een kopje schoonmaakazijn op het heetste programma.</text:p>
      <text:list text:style-name="LFO7" text:continue-numbering="true">
        <text:list-item>
          <text:p text:style-name="P8"><text:span text:style-name="Strong">Sproeiarmen checken</text:span>:</text:p>
        </text:list-item>
      </text:list>
      <text:p text:style-name="P9">Controleer de gaatjes in de sproeiarmen af en toe op verstoppingen (tandenstoker kan helpen).</text:p>
      <text:list text:style-name="LFO7" text:continue-numbering="true">
        <text:list-item>
          <text:p text:style-name="P10"><text:span text:style-name="Strong">Gebruik</text:span>:</text:p>
        </text:list-item>
      </text:list>
      <text:p text:style-name="P11">Laat de deur na gebruik op een kier om vocht en geurproblemen te vermindere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Times New Roman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ing3Char" style:display-name="Heading 3 Char" style:family="text" style:parent-style-name="DefaultParagraphFon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R J</meta:initial-creator>
    <dc:creator>Rieks Joosten</dc:creator>
    <meta:creation-date>2014-01-15T21:03:00Z</meta:creation-date>
    <dc:date>2025-01-27T09:00:00Z</dc:date>
    <meta:print-date>2025-01-22T12:36:00Z</meta:print-date>
    <meta:template xlink:href="Normal.dotm" xlink:type="simple"/>
    <meta:editing-cycles>8</meta:editing-cycles>
    <meta:editing-duration>PT2760S</meta:editing-duration>
    <meta:user-defined meta:name="Docear4Word_StyleTitle">Springer LNCS</meta:user-defined>
    <meta:user-defined meta:name="Info 1"/>
    <meta:user-defined meta:name="Info 2"/>
    <meta:user-defined meta:name="Info 3"/>
    <meta:user-defined meta:name="Info 4"/>
    <meta:document-statistic meta:page-count="1" meta:paragraph-count="1" meta:word-count="93" meta:character-count="606" meta:row-count="4" meta:non-whitespace-character-count="514"/>
  </office:meta>
</office:document-meta>
</file>